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Life Expectancy Prediction Model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1">Dataset Used-: https://www.kaggle.com/datasets/kumarajarshi/life-expectancy-wh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1) Data Preprocess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Basic libraries of python are imported.</text:p>
              </text:list-item>
              <text:list-item>
                <text:p text:style-name="P1">NULL values are counted in every column and null values are dropped from the data.</text:p>
              </text:list-item>
              <text:list-item>
                <text:p text:style-name="P1">Heatmap is drawn to visualize the overall column’s interdependancy with each other.</text:p>
              </text:list-item>
              <text:list-item>
                <text:p text:style-name="P1">Finally we move on to the next step in the projec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2) Data Visualization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this part, we tried to plot different visualizations with different columns of the dataset.</text:p>
              </text:list-item>
              <text:list-item>
                <text:p>The columns which are dependent on each other are ignored to reduce the complexity of the model.</text:p>
              </text:list-item>
              <text:list-item>
                <text:p>The unique attributes are then collected and sent to the main algorithm of linear regression and get life expectancy based on those unique attribut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3) Main Algorithm(Linear regression)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e unique data fields are then sent into linear regression model.</text:p>
              </text:list-item>
              <text:list-item>
                <text:p>A new la model is created for each data field.</text:p>
              </text:list-item>
              <text:list-item>
                <text:p>Each model is then fitted into the particular attribute x parameter like alcohol consumption and bmi and so on, and on y parameter life expectancy values are present.</text:p>
              </text:list-item>
              <text:list-item>
                <text:p>1D arrays of x and y parameter are converted to 2D arrays using reshape method.</text:p>
              </text:list-item>
              <text:list-item>
                <text:p>Finally we can predict life expectancy using lr model and x value using predict metho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4) Saving the Model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o save our lr models to show up the details in the ui we imported joblib library.</text:p>
              </text:list-item>
              <text:list-item>
                <text:p>Each model is then saved into sav format to use that data and predict the life expectancy dynamically into ui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5) UI Mak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e whole web app’s ui is made on streamlit open source python ui framework.</text:p>
              </text:list-item>
              <text:list-item>
                <text:p>Sav files are then imported in app.py file.</text:p>
              </text:list-item>
              <text:list-item>
                <text:p>Different streamlit components and functions are created using Straemlit.</text:p>
              </text:list-item>
              <text:list-item>
                <text:p>Then life expectancy is predicted using imported and then life expectancy is predicted using user entered values of different parameter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6) Deployement 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omplete model is deployed using streamlit cloud.</text:p>
              </text:list-item>
              <text:list-item>
                <text:p>Deployed project link-: https://harshkhanpara-life-expectancy-prediction-app-gh-pages-ii7lzh.streamlit.app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9" draw:text-style-name="P6" draw:layer="layout" svg:width="19.999cm" svg:height="3.473cm" svg:x="6.6cm" svg:y="6.179cm" presentation:class="title" presentation:user-transformed="true">
          <draw:text-box>
            <text:p><text:span text:style-name="T2">Made by</text:span><text:span text:style-name="T2"><text:line-break/></text:span><text:span text:style-name="T3">Harsh Khanpara</text:span><text:span text:style-name="T3"><text:line-break/></text:span><text:span text:style-name="T3">Meet Dhote</text:span><text:span text:style-name="T3"><text:line-break/></text:span><text:span text:style-name="T3">Aman Pawar</text:span></text:p>
          </draw:text-box>
        </draw:frame>
        <draw:frame draw:style-name="gr2" draw:text-style-name="P7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8T16:16:46.368276890</meta:creation-date>
    <meta:editing-duration>PT10S</meta:editing-duration>
    <meta:editing-cycles>2</meta:editing-cycles>
    <meta:generator>LibreOffice/7.3.7.2$Linux_X86_64 LibreOffice_project/30$Build-2</meta:generator>
    <dc:title>Blueprint Plans</dc:title>
    <dc:date>2023-02-18T17:02:18.103565881</dc:date>
    <meta:document-statistic meta:object-count="86"/>
  </office:meta>
</office:document-meta>
</file>